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00" draw:textarea-horizontal-align="justify" draw:textarea-vertical-align="middle" draw:auto-grow-height="false" fo:min-height="16.26cm" fo:min-width="10.676cm"/>
    </style:style>
    <style:style style:name="gr2" style:family="graphic" style:parent-style-name="standard">
      <style:graphic-properties draw:fill-color="#66ff66" draw:textarea-horizontal-align="justify" draw:textarea-vertical-align="middle" draw:auto-grow-height="false" fo:min-height="16.26cm" fo:min-width="10.676cm"/>
    </style:style>
    <style:style style:name="gr3" style:family="graphic" style:parent-style-name="standard">
      <style:graphic-properties draw:textarea-horizontal-align="justify" draw:textarea-vertical-align="middle" draw:auto-grow-height="false" fo:min-height="2.544cm" fo:min-width="2.675cm"/>
    </style:style>
    <style:style style:name="gr4" style:family="graphic" style:parent-style-name="standard">
      <style:graphic-properties draw:textarea-horizontal-align="justify" draw:textarea-vertical-align="middle" draw:auto-grow-height="false" fo:min-height="2.544cm" fo:min-width="2.8cm"/>
    </style:style>
    <style:style style:name="gr5" style:family="graphic" style:parent-style-name="standard">
      <style:graphic-properties draw:stroke="none" svg:stroke-color="#000000" draw:fill="none" draw:fill-color="#ffffff" fo:min-height="0.93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84cm"/>
    </style:style>
    <style:style style:name="gr8" style:family="graphic" style:parent-style-name="standard">
      <style:graphic-properties draw:stroke="none" svg:stroke-color="#000000" draw:fill="none" draw:fill-color="#ffffff" fo:min-height="0.916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loext:graphic-properties draw:fill-color="#ff9900"/>
      <style:paragraph-properties fo:text-align="center"/>
      <style:text-properties style:use-window-font-color="true"/>
    </style:style>
    <style:style style:name="P2" style:family="paragraph">
      <loext:graphic-properties draw:fill-color="#66ff6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font-name="Ubuntu Light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Ubuntu Light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Ubuntu Light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76cm" svg:height="16.51cm" svg:x="14.805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1.176cm" svg:height="16.51cm" svg:x="2.705cm" svg:y="2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175cm" svg:height="2.794cm" svg:x="3.389cm" svg:y="3.124cm">
          <text:p text:style-name="P3">Dust Msg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3.3cm" svg:height="2.794cm" svg:x="12.551cm" svg:y="9.745cm">
          <text:p text:style-name="P3">BIN</text:p>
          <text:p text:style-name="P3">SOL</text:p>
          <text:p text:style-name="P3">Object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3cm" svg:height="2.794cm" svg:x="12.579cm" svg:y="4.248cm">
          <text:p text:style-name="P3">JSON</text:p>
          <text:p text:style-name="P3">SOL</text:p>
          <text:p text:style-name="P3">Object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826cm" svg:height="1.188cm" draw:transform="rotate (0.00314159265358979) translate (6.945cm 3.587cm)">
          <draw:text-box>
            <text:p text:style-name="P3">dust_to_json</text:p>
          </draw:text-box>
        </draw:frame>
        <draw:connector draw:style-name="gr6" draw:text-style-name="P5" draw:layer="layout" draw:type="curve" svg:x1="12.579cm" svg:y1="5.645cm" svg:x2="12.551cm" svg:y2="11.142cm" draw:start-shape="id1" draw:start-glue-point="3" draw:end-shape="id2" svg:d="M12579 5645c-793 0-779 5497-28 5497" svg:viewBox="0 0 594 5498">
          <text:p/>
        </draw:connector>
        <draw:connector draw:style-name="gr6" draw:text-style-name="P5" draw:layer="layout" draw:type="curve" svg:x1="15.851cm" svg:y1="11.142cm" svg:x2="15.879cm" svg:y2="5.645cm" draw:start-shape="id2" draw:start-glue-point="1" draw:end-shape="id1" svg:d="M15851 11142c793 0 779-5497 28-5497" svg:viewBox="0 0 594 5498">
          <text:p/>
        </draw:connector>
        <draw:frame draw:style-name="gr7" draw:text-style-name="P4" draw:layer="layout" svg:width="4.08cm" svg:height="1.234cm" draw:transform="rotate (1.57760311087767) translate (10.878cm 10.503cm)">
          <draw:text-box>
            <text:p text:style-name="P3">json_to_bin</text:p>
          </draw:text-box>
        </draw:frame>
        <draw:frame draw:style-name="gr8" draw:text-style-name="P4" draw:layer="layout" svg:width="4.179cm" svg:height="1.166cm" draw:transform="rotate (-1.55770635740494) translate (17.527cm 6.301cm)">
          <draw:text-box>
            <text:p text:style-name="P3">bin_to_json</text:p>
          </draw:text-box>
        </draw:frame>
        <draw:connector draw:style-name="gr6" draw:text-style-name="P5" draw:layer="layout" draw:type="curve" svg:x1="6.564cm" svg:y1="4.521cm" svg:x2="12.579cm" svg:y2="5.645cm" draw:start-shape="id3" draw:start-glue-point="1" draw:end-shape="id1" svg:d="M6564 4521c4510 0 1503 1124 6015 1124" svg:viewBox="0 0 6016 1125">
          <text:p/>
        </draw:connector>
        <draw:custom-shape draw:style-name="gr3" draw:text-style-name="P3" xml:id="id4" draw:id="id4" draw:layer="layout" svg:width="3.175cm" svg:height="2.794cm" svg:x="22.12cm" svg:y="3.251cm">
          <text:p text:style-name="P3">InfluxDB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curve" svg:x1="15.879cm" svg:y1="5.645cm" svg:x2="22.12cm" svg:y2="4.648cm" draw:start-shape="id1" draw:start-glue-point="1" draw:end-shape="id4" svg:d="M15879 5645c4680 0 1560-997 6241-997" svg:viewBox="0 0 6242 998">
          <text:p/>
        </draw:connector>
        <draw:frame draw:style-name="gr9" draw:text-style-name="P4" draw:layer="layout" svg:width="5.459cm" svg:height="0.962cm" draw:transform="rotate (0.00314159265358979) translate (16.651cm 3.686cm)">
          <draw:text-box>
            <text:p text:style-name="P3">json_to_influxdb</text:p>
          </draw:text-box>
        </draw:frame>
        <draw:custom-shape draw:style-name="gr4" draw:text-style-name="P3" xml:id="id5" draw:id="id5" draw:layer="layout" svg:width="3.3cm" svg:height="2.794cm" svg:x="12.551cm" svg:y="14.945cm">
          <text:p text:style-name="P3">HTTP</text:p>
          <text:p text:style-name="P3">SOL</text:p>
          <text:p text:style-name="P3">Object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curve" svg:x1="15.851cm" svg:y1="16.342cm" svg:x2="15.851cm" svg:y2="11.142cm" draw:start-shape="id5" draw:start-glue-point="1" draw:end-shape="id2" draw:end-glue-point="1" svg:d="M15851 16342c751 0 751-5200 0-5200" svg:viewBox="0 0 564 5201">
          <text:p/>
        </draw:connector>
        <draw:connector draw:style-name="gr6" draw:text-style-name="P5" draw:layer="layout" draw:type="curve" svg:x1="12.551cm" svg:y1="11.142cm" svg:x2="12.551cm" svg:y2="16.342cm" draw:start-shape="id2" draw:start-glue-point="3" draw:end-shape="id5" svg:d="M12551 11142c-751 0-751 5200 0 5200" svg:viewBox="0 0 564 5201">
          <text:p/>
        </draw:connector>
        <draw:frame draw:style-name="gr8" draw:text-style-name="P4" draw:layer="layout" svg:width="4.179cm" svg:height="1.166cm" draw:transform="rotate (-1.55770635740494) translate (17.528cm 11.701cm)">
          <draw:text-box>
            <text:p text:style-name="P3">http_to_bin</text:p>
          </draw:text-box>
        </draw:frame>
        <draw:frame draw:style-name="gr7" draw:text-style-name="P4" draw:layer="layout" svg:width="4.08cm" svg:height="1.234cm" draw:transform="rotate (1.57760311087767) translate (10.978cm 15.803cm)">
          <draw:text-box>
            <text:p text:style-name="P3">bin_to_http</text:p>
          </draw:text-box>
        </draw:frame>
        <draw:frame draw:style-name="gr10" draw:text-style-name="P7" draw:layer="layout" svg:width="7.493cm" svg:height="1.199cm" svg:x="4.302cm" svg:y="17.464cm">
          <draw:text-box>
            <text:p text:style-name="P6"><text:span text:style-name="T1">sol_manager</text:span></text:p>
          </draw:text-box>
        </draw:frame>
        <draw:frame draw:style-name="gr10" draw:text-style-name="P7" draw:layer="layout" svg:width="7.493cm" svg:height="1.199cm" svg:x="16.603cm" svg:y="17.465cm">
          <draw:text-box>
            <text:p text:style-name="P6"><text:span text:style-name="T1">sol_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oma Brun</meta:initial-creator>
    <meta:creation-date>2016-04-05T14:12:53.010595226</meta:creation-date>
    <dc:date>2016-06-08T13:54:42.446317844</dc:date>
    <dc:creator>Keoma Brun</dc:creator>
    <meta:editing-duration>PT11H30M20S</meta:editing-duration>
    <meta:editing-cycles>10</meta:editing-cycles>
    <meta:generator>LibreOffice/5.1.3.2$Linux_X86_64 LibreOffice_project/10m0$Build-2</meta:generator>
    <meta:document-statistic meta:object-count="21"/>
  </office:meta>
</office:document-meta>
</file>